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META-INF/macrosignatures.xml"/>
  <manifest:file-entry manifest:media-type="" manifest:full-path="META-INF/documentsignatures.xml"/>
  <manifest:file-entry manifest:media-type="" manifest:full-path="META-INF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Basic/Standard/Module2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Formula">
      <style:graphic-properties style:vertical-pos="middle" style:vertical-rel="tex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ct1" text:anchor-type="as-char" svg:width="2.122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Created by OOo 3.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28T16:33:28.68</meta:creation-date>
    <meta:document-statistic meta:table-count="0" meta:image-count="0" meta:object-count="1" meta:page-count="1" meta:paragraph-count="2" meta:word-count="4" meta:character-count="19"/>
    <dc:date>2009-08-28T16:35:09.45</dc:date>
    <meta:editing-duration>PT00H01M44S</meta:editing-duration>
    <meta:editing-cycles>1</meta:editing-cycles>
    <meta:generator>OpenOffice.org/3.0$Win32 OpenOffice.org_project/300m9$Build-9358</meta:generator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End Sub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Sub Main
msgbox "Hello World"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META-INF/documentsignatures.xml><?xml version="1.0" encoding="utf-8"?>
<document-signatures xmlns="urn:oasis:names:tc:opendocument:xmlns:digitalsignature:1.0">
  <Signature xmlns="http://www.w3.org/2000/09/xmldsig#" Id="ID_00de003e00ff00ea00450064004a00d700bb0060007a008d00a6007c00650021">
    <SignedInfo>
      <CanonicalizationMethod Algorithm="http://www.w3.org/TR/2001/REC-xml-c14n-20010315"/>
      <SignatureMethod Algorithm="http://www.w3.org/2000/09/xmldsig#rsa-sha1"/>
      <Reference URI="Configurations2/accelerator/current.xml">
        <DigestMethod Algorithm="http://www.w3.org/2000/09/xmldsig#sha1"/>
        <DigestValue>2jmj7l5rSw0yVb/vlWAYkK/YBwk=</DigestValue>
      </Reference>
      <Reference URI="ObjectReplacements/Object%201">
        <DigestMethod Algorithm="http://www.w3.org/2000/09/xmldsig#sha1"/>
        <DigestValue>GMA2zFhFthGFLDRQtHpwbjKVTy8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rymo71RHsS+vt2mJMGoxZgM21wo=</DigestValue>
      </Reference>
      <Reference URI="Basic/Standard/Module2.xml">
        <Transforms>
          <Transform Algorithm="http://www.w3.org/TR/2001/REC-xml-c14n-20010315"/>
        </Transforms>
        <DigestMethod Algorithm="http://www.w3.org/2000/09/xmldsig#sha1"/>
        <DigestValue>8jFdvHGdeLxjykQKOGsY8ycltAs=</DigestValue>
      </Reference>
      <Reference URI="Basic/Standard/Module1.xml">
        <Transforms>
          <Transform Algorithm="http://www.w3.org/TR/2001/REC-xml-c14n-20010315"/>
        </Transforms>
        <DigestMethod Algorithm="http://www.w3.org/2000/09/xmldsig#sha1"/>
        <DigestValue>Jf+uEP6VsuLz1LWbySQxvXkOMEg=</DigestValue>
      </Reference>
      <Reference URI="Basic/Standard/script-lb.xml">
        <Transforms>
          <Transform Algorithm="http://www.w3.org/TR/2001/REC-xml-c14n-20010315"/>
        </Transforms>
        <DigestMethod Algorithm="http://www.w3.org/2000/09/xmldsig#sha1"/>
        <DigestValue>gtRDpUWLFbo9rgPe4QPpPg029MY=</DigestValue>
      </Reference>
      <Reference URI="Basic/script-lc.xml">
        <Transforms>
          <Transform Algorithm="http://www.w3.org/TR/2001/REC-xml-c14n-20010315"/>
        </Transforms>
        <DigestMethod Algorithm="http://www.w3.org/2000/09/xmldsig#sha1"/>
        <DigestValue>xebEZyd1OwOyLL6Wp9QELPl+UEY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jSwnXrgHB5MJsX+8H9C15HNxPl4=</DigestValue>
      </Reference>
      <Reference URI="Object%201/content.xml">
        <DigestMethod Algorithm="http://www.w3.org/2000/09/xmldsig#sha1"/>
        <DigestValue>HUmxa8FUqCvTDmTSS1nblIpIJXY=</DigestValue>
      </Reference>
      <Reference URI="Object%201/settings.xml">
        <DigestMethod Algorithm="http://www.w3.org/2000/09/xmldsig#sha1"/>
        <DigestValue>52GctDvoRga0d7YZmgwsYl9Wkec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Q3fBQ9eFcy+s5luKxyk5dc2ou90=</DigestValue>
      </Reference>
      <Reference URI="Thumbnails/thumbnail.png">
        <DigestMethod Algorithm="http://www.w3.org/2000/09/xmldsig#sha1"/>
        <DigestValue>+HMyB47NiQ9T4hzGBYx0PtpqgYE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4owsCaVw/05C6bsMWH4oK8CMZoQ=</DigestValue>
      </Reference>
      <Reference URI="#ID_001d008100ab00fd0038007c004500ac00b600da0025003e00d000ec00810014">
        <DigestMethod Algorithm="http://www.w3.org/2000/09/xmldsig#sha1"/>
        <DigestValue>/aK13NIbKDwVKO0B12xOzGaZpFc=</DigestValue>
      </Reference>
    </SignedInfo>
    <SignatureValue>Nb84ObBjKsLe3gBnKNTpx1klYiO9fXaDDApMB/lNy0wYYZNybOKOx7CpO1XqURKx
lU4UMtLQmoTU/v3r0t3uVn6jKE2uB2NoTkFb2bMP5XGVx0Ot7zVpLOBVtrWEX6bM
ZS7V+p2QS3ui3FD8lsD3Yz/LmC0OFMOyqe9WPaeFELI=</SignatureValue>
    <KeyInfo>
      <X509Data>
        <X509IssuerSerial>
          <X509IssuerName>CN=Good CA,O=Test Certificates,C=US</X509IssuerName>
          <X509SerialNumber>1</X509SerialNumber>
        </X509IssuerSerial>
        <X509Certificate>MIICajCCAdOgAwIBAgIBATANBgkqhkiG9w0BAQUFADA7MQswCQYDVQQGEwJVUzEaMBgGA1UEChMRVGVzdCBDZXJ0aWZpY2F0ZXMxEDAOBgNVBAMTB0dvb2QgQ0EwHhcNMDEwNDE5MTQ1NzIwWhcNMTEwNDE5MTQ1NzIwWjBOMQswCQYDVQQGEwJVUzEaMBgGA1UEChMRVGVzdCBDZXJ0aWZpY2F0ZXMxIzAhBgNVBAMTGlZhbGlkIEVFIENlcnRpZmljYXRlIFRlc3QxMIGfMA0GCSqGSIb3DQEBAQUAA4GNADCBiQKBgQCtpKu/a6Co7KcKOymboEA+MmgoryXHT1dxExmQ1lO7yah2L8j8RG6ox5Tr37TV8Y21ti3MopcFH+iXDSX31fixsYCZkcpjMI4kbjXmjGOeFKu1vnbBmcb5JBISiUeg22tIRFoJ4zThi3GLVecGijyOVReA5LiPymEKG7fAB3241wIDAQABo2swaTAfBgNVHSMEGDAWgBS3LqaCy8LIvKh7J0TXNTPfmhWUxzAdBgNVHQ4EFgQUOsyUZQyFqTzB4K9RMyoUSI+ekVswDgYDVR0PAQH/BAQDAgTwMBcGA1UdIAQQMA4wDAYKYIZIAWUDAgEwATANBgkqhkiG9w0BAQUFAAOBgQCkaGfCqYi0681n9Dit36lg3U/9gTZoNqPMaAaLUQV3Crzxx2MGInhTyKchYydbV8HD89N2jzzYq7J2KM/ZEAfjskCdsj1SiMNkbYZe3rZZOldrPCGFgzUGTNakQxkpxU5j7plivQic/OZ7+mMTi0fnjGRi9M+aa744VmH6FgCt1w==</X509Certificate>
        <X509Certificate>MIICajCCAdOgAwIBAgIBATANBgkqhkiG9w0BAQUFADA7MQswCQYDVQQGEwJVUzEa
MBgGA1UEChMRVGVzdCBDZXJ0aWZpY2F0ZXMxEDAOBgNVBAMTB0dvb2QgQ0EwHhcN
MDEwNDE5MTQ1NzIwWhcNMTEwNDE5MTQ1NzIwWjBOMQswCQYDVQQGEwJVUzEaMBgG
A1UEChMRVGVzdCBDZXJ0aWZpY2F0ZXMxIzAhBgNVBAMTGlZhbGlkIEVFIENlcnRp
ZmljYXRlIFRlc3QxMIGfMA0GCSqGSIb3DQEBAQUAA4GNADCBiQKBgQCtpKu/a6Co
7KcKOymboEA+MmgoryXHT1dxExmQ1lO7yah2L8j8RG6ox5Tr37TV8Y21ti3MopcF
H+iXDSX31fixsYCZkcpjMI4kbjXmjGOeFKu1vnbBmcb5JBISiUeg22tIRFoJ4zTh
i3GLVecGijyOVReA5LiPymEKG7fAB3241wIDAQABo2swaTAfBgNVHSMEGDAWgBS3
LqaCy8LIvKh7J0TXNTPfmhWUxzAdBgNVHQ4EFgQUOsyUZQyFqTzB4K9RMyoUSI+e
kVswDgYDVR0PAQH/BAQDAgTwMBcGA1UdIAQQMA4wDAYKYIZIAWUDAgEwATANBgkq
hkiG9w0BAQUFAAOBgQCkaGfCqYi0681n9Dit36lg3U/9gTZoNqPMaAaLUQV3Crzx
x2MGInhTyKchYydbV8HD89N2jzzYq7J2KM/ZEAfjskCdsj1SiMNkbYZe3rZZOldr
PCGFgzUGTNakQxkpxU5j7plivQic/OZ7+mMTi0fnjGRi9M+aa744VmH6FgCt1w==</X509Certificate>
        <X509Certificate>MIICajCCAdOgAwIBAgIBATANBgkqhkiG9w0BAQUFADA7MQswCQYDVQQGEwJVUzEa
MBgGA1UEChMRVGVzdCBDZXJ0aWZpY2F0ZXMxEDAOBgNVBAMTB0dvb2QgQ0EwHhcN
MDEwNDE5MTQ1NzIwWhcNMTEwNDE5MTQ1NzIwWjBOMQswCQYDVQQGEwJVUzEaMBgG
A1UEChMRVGVzdCBDZXJ0aWZpY2F0ZXMxIzAhBgNVBAMTGlZhbGlkIEVFIENlcnRp
ZmljYXRlIFRlc3QxMIGfMA0GCSqGSIb3DQEBAQUAA4GNADCBiQKBgQCtpKu/a6Co
7KcKOymboEA+MmgoryXHT1dxExmQ1lO7yah2L8j8RG6ox5Tr37TV8Y21ti3MopcF
H+iXDSX31fixsYCZkcpjMI4kbjXmjGOeFKu1vnbBmcb5JBISiUeg22tIRFoJ4zTh
i3GLVecGijyOVReA5LiPymEKG7fAB3241wIDAQABo2swaTAfBgNVHSMEGDAWgBS3
LqaCy8LIvKh7J0TXNTPfmhWUxzAdBgNVHQ4EFgQUOsyUZQyFqTzB4K9RMyoUSI+e
kVswDgYDVR0PAQH/BAQDAgTwMBcGA1UdIAQQMA4wDAYKYIZIAWUDAgEwATANBgkq
hkiG9w0BAQUFAAOBgQCkaGfCqYi0681n9Dit36lg3U/9gTZoNqPMaAaLUQV3Crzx
x2MGInhTyKchYydbV8HD89N2jzzYq7J2KM/ZEAfjskCdsj1SiMNkbYZe3rZZOldr
PCGFgzUGTNakQxkpxU5j7plivQic/OZ7+mMTi0fnjGRi9M+aa744VmH6FgCt1w==</X509Certificate>
      </X509Data>
    </KeyInfo>
    <Object>
      <SignatureProperties>
        <SignatureProperty Id="ID_001d008100ab00fd0038007c004500ac00b600da0025003e00d000ec00810014" Target="#ID_00de003e00ff00ea00450064004a00d700bb0060007a008d00a6007c00650021">
          <dc:date xmlns:dc="http://purl.org/dc/elements/1.1/">2009-08-28T16:35:32,87</dc:date>
        </SignatureProperty>
      </SignatureProperties>
    </Object>
  </Signature>
</document-signatures>
</file>

<file path=META-INF/macrosignatures.xml><?xml version="1.0" encoding="utf-8"?>
<document-signatures xmlns="urn:oasis:names:tc:opendocument:xmlns:digitalsignature:1.0">
  <Signature xmlns="http://www.w3.org/2000/09/xmldsig#" Id="ID_006b00cc00ee000600ba0094004b00a800b700530033002c00bd002600760039">
    <SignedInfo>
      <CanonicalizationMethod Algorithm="http://www.w3.org/TR/2001/REC-xml-c14n-20010315"/>
      <SignatureMethod Algorithm="http://www.w3.org/2000/09/xmldsig#rsa-sha1"/>
      <Reference URI="Basic/Standard/Module2.xml">
        <Transforms>
          <Transform Algorithm="http://www.w3.org/TR/2001/REC-xml-c14n-20010315"/>
        </Transforms>
        <DigestMethod Algorithm="http://www.w3.org/2000/09/xmldsig#sha1"/>
        <DigestValue>8jFdvHGdeLxjykQKOGsY8ycltAs=</DigestValue>
      </Reference>
      <Reference URI="Basic/Standard/Module1.xml">
        <Transforms>
          <Transform Algorithm="http://www.w3.org/TR/2001/REC-xml-c14n-20010315"/>
        </Transforms>
        <DigestMethod Algorithm="http://www.w3.org/2000/09/xmldsig#sha1"/>
        <DigestValue>Jf+uEP6VsuLz1LWbySQxvXkOMEg=</DigestValue>
      </Reference>
      <Reference URI="Basic/Standard/script-lb.xml">
        <Transforms>
          <Transform Algorithm="http://www.w3.org/TR/2001/REC-xml-c14n-20010315"/>
        </Transforms>
        <DigestMethod Algorithm="http://www.w3.org/2000/09/xmldsig#sha1"/>
        <DigestValue>gtRDpUWLFbo9rgPe4QPpPg029MY=</DigestValue>
      </Reference>
      <Reference URI="Basic/script-lc.xml">
        <Transforms>
          <Transform Algorithm="http://www.w3.org/TR/2001/REC-xml-c14n-20010315"/>
        </Transforms>
        <DigestMethod Algorithm="http://www.w3.org/2000/09/xmldsig#sha1"/>
        <DigestValue>xebEZyd1OwOyLL6Wp9QELPl+UEY=</DigestValue>
      </Reference>
      <Reference URI="#ID_00ca000300cc001000bb00ce004300fa00a9004300b2005a00a20057006100f9">
        <DigestMethod Algorithm="http://www.w3.org/2000/09/xmldsig#sha1"/>
        <DigestValue>cfH5NJ58AJu8ktw9m+N1ekS8/v8=</DigestValue>
      </Reference>
    </SignedInfo>
    <SignatureValue>QjVcAjPLL7mmJteXfsZbfP4XZU4Y4DmSvYf/VsJzIeXd36tm7VjawTqbUM9mut7u
z35dOc90CzJ4D0CqeiO0ovwgEMCu9Z2iciEAmJrU2KD2jlGyh97aQeQ1+3LsUKkh
/HIuFpkc8Y6NaMSQLe3SC8fE8zryFxYJIEx9u6GDEHg=</SignatureValue>
    <KeyInfo>
      <X509Data>
        <X509IssuerSerial>
          <X509IssuerName>CN=Good CA,O=Test Certificates,C=US</X509IssuerName>
          <X509SerialNumber>1</X509SerialNumber>
        </X509IssuerSerial>
        <X509Certificate>MIICajCCAdOgAwIBAgIBATANBgkqhkiG9w0BAQUFADA7MQswCQYDVQQGEwJVUzEaMBgGA1UEChMRVGVzdCBDZXJ0aWZpY2F0ZXMxEDAOBgNVBAMTB0dvb2QgQ0EwHhcNMDEwNDE5MTQ1NzIwWhcNMTEwNDE5MTQ1NzIwWjBOMQswCQYDVQQGEwJVUzEaMBgGA1UEChMRVGVzdCBDZXJ0aWZpY2F0ZXMxIzAhBgNVBAMTGlZhbGlkIEVFIENlcnRpZmljYXRlIFRlc3QxMIGfMA0GCSqGSIb3DQEBAQUAA4GNADCBiQKBgQCtpKu/a6Co7KcKOymboEA+MmgoryXHT1dxExmQ1lO7yah2L8j8RG6ox5Tr37TV8Y21ti3MopcFH+iXDSX31fixsYCZkcpjMI4kbjXmjGOeFKu1vnbBmcb5JBISiUeg22tIRFoJ4zThi3GLVecGijyOVReA5LiPymEKG7fAB3241wIDAQABo2swaTAfBgNVHSMEGDAWgBS3LqaCy8LIvKh7J0TXNTPfmhWUxzAdBgNVHQ4EFgQUOsyUZQyFqTzB4K9RMyoUSI+ekVswDgYDVR0PAQH/BAQDAgTwMBcGA1UdIAQQMA4wDAYKYIZIAWUDAgEwATANBgkqhkiG9w0BAQUFAAOBgQCkaGfCqYi0681n9Dit36lg3U/9gTZoNqPMaAaLUQV3Crzxx2MGInhTyKchYydbV8HD89N2jzzYq7J2KM/ZEAfjskCdsj1SiMNkbYZe3rZZOldrPCGFgzUGTNakQxkpxU5j7plivQic/OZ7+mMTi0fnjGRi9M+aa744VmH6FgCt1w==</X509Certificate>
        <X509Certificate>MIICajCCAdOgAwIBAgIBATANBgkqhkiG9w0BAQUFADA7MQswCQYDVQQGEwJVUzEa
MBgGA1UEChMRVGVzdCBDZXJ0aWZpY2F0ZXMxEDAOBgNVBAMTB0dvb2QgQ0EwHhcN
MDEwNDE5MTQ1NzIwWhcNMTEwNDE5MTQ1NzIwWjBOMQswCQYDVQQGEwJVUzEaMBgG
A1UEChMRVGVzdCBDZXJ0aWZpY2F0ZXMxIzAhBgNVBAMTGlZhbGlkIEVFIENlcnRp
ZmljYXRlIFRlc3QxMIGfMA0GCSqGSIb3DQEBAQUAA4GNADCBiQKBgQCtpKu/a6Co
7KcKOymboEA+MmgoryXHT1dxExmQ1lO7yah2L8j8RG6ox5Tr37TV8Y21ti3MopcF
H+iXDSX31fixsYCZkcpjMI4kbjXmjGOeFKu1vnbBmcb5JBISiUeg22tIRFoJ4zTh
i3GLVecGijyOVReA5LiPymEKG7fAB3241wIDAQABo2swaTAfBgNVHSMEGDAWgBS3
LqaCy8LIvKh7J0TXNTPfmhWUxzAdBgNVHQ4EFgQUOsyUZQyFqTzB4K9RMyoUSI+e
kVswDgYDVR0PAQH/BAQDAgTwMBcGA1UdIAQQMA4wDAYKYIZIAWUDAgEwATANBgkq
hkiG9w0BAQUFAAOBgQCkaGfCqYi0681n9Dit36lg3U/9gTZoNqPMaAaLUQV3Crzx
x2MGInhTyKchYydbV8HD89N2jzzYq7J2KM/ZEAfjskCdsj1SiMNkbYZe3rZZOldr
PCGFgzUGTNakQxkpxU5j7plivQic/OZ7+mMTi0fnjGRi9M+aa744VmH6FgCt1w==</X509Certificate>
        <X509Certificate>MIICajCCAdOgAwIBAgIBATANBgkqhkiG9w0BAQUFADA7MQswCQYDVQQGEwJVUzEa
MBgGA1UEChMRVGVzdCBDZXJ0aWZpY2F0ZXMxEDAOBgNVBAMTB0dvb2QgQ0EwHhcN
MDEwNDE5MTQ1NzIwWhcNMTEwNDE5MTQ1NzIwWjBOMQswCQYDVQQGEwJVUzEaMBgG
A1UEChMRVGVzdCBDZXJ0aWZpY2F0ZXMxIzAhBgNVBAMTGlZhbGlkIEVFIENlcnRp
ZmljYXRlIFRlc3QxMIGfMA0GCSqGSIb3DQEBAQUAA4GNADCBiQKBgQCtpKu/a6Co
7KcKOymboEA+MmgoryXHT1dxExmQ1lO7yah2L8j8RG6ox5Tr37TV8Y21ti3MopcF
H+iXDSX31fixsYCZkcpjMI4kbjXmjGOeFKu1vnbBmcb5JBISiUeg22tIRFoJ4zTh
i3GLVecGijyOVReA5LiPymEKG7fAB3241wIDAQABo2swaTAfBgNVHSMEGDAWgBS3
LqaCy8LIvKh7J0TXNTPfmhWUxzAdBgNVHQ4EFgQUOsyUZQyFqTzB4K9RMyoUSI+e
kVswDgYDVR0PAQH/BAQDAgTwMBcGA1UdIAQQMA4wDAYKYIZIAWUDAgEwATANBgkq
hkiG9w0BAQUFAAOBgQCkaGfCqYi0681n9Dit36lg3U/9gTZoNqPMaAaLUQV3Crzx
x2MGInhTyKchYydbV8HD89N2jzzYq7J2KM/ZEAfjskCdsj1SiMNkbYZe3rZZOldr
PCGFgzUGTNakQxkpxU5j7plivQic/OZ7+mMTi0fnjGRi9M+aa744VmH6FgCt1w==</X509Certificate>
      </X509Data>
    </KeyInfo>
    <Object>
      <SignatureProperties>
        <SignatureProperty Id="ID_00ca000300cc001000bb00ce004300fa00a9004300b2005a00a20057006100f9" Target="#ID_006b00cc00ee000600ba0094004b00a800b700530033002c00bd002600760039">
          <dc:date xmlns:dc="http://purl.org/dc/elements/1.1/">2009-08-28T16:57:30,75</dc:date>
        </SignatureProperty>
      </SignatureProperties>
    </Object>
  </Signature>
</document-signatures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±</math:mo>
        </math:mrow>
        <math:mo math:stretchy="false">/</math:mo>
      </math:mrow>
      <math:mo math:stretchy="false">×</math:mo>
    </math:mrow>
    <math:annotation math:encoding="StarMath 5.0">+-&lt;?&gt; / &lt;?&gt;  times &lt;?&gt;  </math:annotation>
  </math:semantics>
</math:math>
</file>